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fill-color="#ffffff" draw:textarea-horizontal-align="center" draw:textarea-vertical-align="middle" draw:shadow="visible" draw:shadow-offset-x="0.305cm" draw:shadow-offset-y="0.305cm"/>
    </style:style>
    <style:style style:name="gr3" style:family="graphic" style:parent-style-name="standard">
      <style:graphic-properties draw:fill="bitmap" draw:fill-color="#99ccff" draw:fill-gradient-name="Gradient_20_1" draw:fill-hatch-name="Black_20_0_20_Degrees" draw:fill-image-name="Empty" draw:textarea-horizontal-align="center" draw:textarea-vertical-align="middle" draw:shadow="visible" draw:shadow-offset-x="0.305cm" draw:shadow-offset-y="0.30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size="18pt" style:font-size-asian="18pt" style:font-size-complex="18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6pt" style:font-size-asian="16pt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354cm" svg:y1="18.777cm" svg:x2="8.354cm" svg:y2="3.392cm">
          <text:p/>
        </draw:line>
        <draw:line draw:style-name="gr1" draw:text-style-name="P1" draw:layer="layout" svg:x1="5.487cm" svg:y1="3.502cm" svg:x2="5.487cm" svg:y2="18.75cm">
          <text:p/>
        </draw:line>
        <draw:g>
          <draw:rect draw:style-name="gr2" draw:text-style-name="P3" draw:layer="layout" svg:width="4.832cm" svg:height="1.504cm" svg:x="4.437cm" svg:y="7.015cm">
            <text:p text:style-name="P2"><text:span text:style-name="T1">STATE</text:span></text:p>
          </draw:rect>
          <draw:rect draw:style-name="gr2" draw:text-style-name="P3" draw:layer="layout" svg:width="4.832cm" svg:height="1.504cm" svg:x="4.465cm" svg:y="8.752cm">
            <text:p text:style-name="P2"><text:span text:style-name="T1">COMPRESS</text:span></text:p>
          </draw:rect>
          <draw:rect draw:style-name="gr2" draw:text-style-name="P1" draw:layer="layout" svg:width="4.832cm" svg:height="1.504cm" svg:x="4.436cm" svg:y="10.463cm">
            <text:p text:style-name="P2">FLOW</text:p>
          </draw:rect>
          <draw:rect draw:style-name="gr2" draw:text-style-name="P1" draw:layer="layout" svg:width="4.832cm" svg:height="1.504cm" svg:x="4.491cm" svg:y="12.172cm">
            <text:p text:style-name="P2">NAKACK</text:p>
          </draw:rect>
          <draw:rect draw:style-name="gr2" draw:text-style-name="P1" draw:layer="layout" svg:width="4.832cm" svg:height="1.504cm" svg:x="4.436cm" svg:y="13.937cm">
            <text:p text:style-name="P2">FRAG</text:p>
          </draw:rect>
          <draw:rect draw:style-name="gr2" draw:text-style-name="P1" draw:layer="layout" svg:width="4.832cm" svg:height="1.504cm" svg:x="4.464cm" svg:y="15.619cm">
            <text:p text:style-name="P2">UDP</text:p>
          </draw:rect>
          <draw:rect draw:style-name="gr3" draw:text-style-name="P1" draw:layer="layout" svg:width="6.369cm" svg:height="2.068cm" svg:x="3.86cm" svg:y="4.108cm" draw:corner-radius="0.508cm">
            <text:p text:style-name="P2">Channel</text:p>
          </draw:rect>
        </draw:g>
        <draw:frame draw:style-name="gr4" draw:layer="layout" svg:width="2.441cm" svg:height="0.962cm" svg:x="5.707cm" svg:y="1.295cm">
          <draw:text-box>
            <text:p text:style-name="P4">Clients</text:p>
          </draw:text-box>
        </draw:frame>
        <draw:line draw:style-name="gr5" draw:text-style-name="P1" draw:layer="layout" svg:x1="2.316cm" svg:y1="18.887cm" svg:x2="24.264cm" svg:y2="18.887cm">
          <text:p/>
        </draw:line>
        <draw:frame draw:style-name="gr4" draw:layer="layout" svg:width="2.83cm" svg:height="0.962cm" svg:x="10.89cm" svg:y="18.887cm">
          <draw:text-box>
            <text:p text:style-name="P4">Network</text:p>
          </draw:text-box>
        </draw:frame>
        <draw:frame draw:style-name="gr4" draw:text-style-name="P5" draw:layer="layout" svg:width="1.725cm" svg:height="0.882cm" svg:x="4.605cm" svg:y="2.565cm">
          <draw:text-box>
            <text:p text:style-name="P4"><text:span text:style-name="T2">send</text:span></text:p>
          </draw:text-box>
        </draw:frame>
        <draw:frame draw:style-name="gr4" draw:text-style-name="P5" draw:layer="layout" svg:width="2.318cm" svg:height="0.882cm" svg:x="7.224cm" svg:y="2.564cm">
          <draw:text-box>
            <text:p text:style-name="P4"><text:span text:style-name="T2">receive</text:span></text:p>
          </draw:text-box>
        </draw:frame>
        <draw:line draw:style-name="gr1" draw:text-style-name="P1" draw:layer="layout" svg:x1="21.728cm" svg:y1="18.749cm" svg:x2="21.728cm" svg:y2="3.364cm">
          <text:p/>
        </draw:line>
        <draw:line draw:style-name="gr1" draw:text-style-name="P1" draw:layer="layout" svg:x1="18.861cm" svg:y1="3.474cm" svg:x2="18.861cm" svg:y2="18.722cm">
          <text:p/>
        </draw:line>
        <draw:g>
          <draw:rect draw:style-name="gr2" draw:text-style-name="P3" draw:layer="layout" svg:width="4.832cm" svg:height="1.504cm" svg:x="17.811cm" svg:y="6.987cm">
            <text:p text:style-name="P2"><text:span text:style-name="T1">STATE</text:span></text:p>
          </draw:rect>
          <draw:rect draw:style-name="gr2" draw:text-style-name="P3" draw:layer="layout" svg:width="4.832cm" svg:height="1.504cm" svg:x="17.839cm" svg:y="8.724cm">
            <text:p text:style-name="P2"><text:span text:style-name="T1">COMPRESS</text:span></text:p>
          </draw:rect>
          <draw:rect draw:style-name="gr2" draw:text-style-name="P1" draw:layer="layout" svg:width="4.832cm" svg:height="1.504cm" svg:x="17.81cm" svg:y="10.435cm">
            <text:p text:style-name="P2">FLOW</text:p>
          </draw:rect>
          <draw:rect draw:style-name="gr2" draw:text-style-name="P1" draw:layer="layout" svg:width="4.832cm" svg:height="1.504cm" svg:x="17.865cm" svg:y="12.144cm">
            <text:p text:style-name="P2">NAKACK</text:p>
          </draw:rect>
          <draw:rect draw:style-name="gr2" draw:text-style-name="P1" draw:layer="layout" svg:width="4.832cm" svg:height="1.504cm" svg:x="17.81cm" svg:y="13.909cm">
            <text:p text:style-name="P2">FRAG</text:p>
          </draw:rect>
          <draw:rect draw:style-name="gr2" draw:text-style-name="P1" draw:layer="layout" svg:width="4.832cm" svg:height="1.504cm" svg:x="17.838cm" svg:y="15.591cm">
            <text:p text:style-name="P2">UDP</text:p>
          </draw:rect>
          <draw:rect draw:style-name="gr3" draw:text-style-name="P1" draw:layer="layout" svg:width="6.369cm" svg:height="2.068cm" svg:x="17.234cm" svg:y="4.08cm" draw:corner-radius="0.508cm">
            <text:p text:style-name="P2">Channel</text:p>
          </draw:rect>
        </draw:g>
        <draw:frame draw:style-name="gr4" draw:layer="layout" svg:width="2.441cm" svg:height="0.962cm" svg:x="19.081cm" svg:y="1.267cm">
          <draw:text-box>
            <text:p text:style-name="P4">Clients</text:p>
          </draw:text-box>
        </draw:frame>
        <draw:frame draw:style-name="gr4" draw:text-style-name="P5" draw:layer="layout" svg:width="1.725cm" svg:height="0.882cm" svg:x="17.979cm" svg:y="2.537cm">
          <draw:text-box>
            <text:p text:style-name="P4"><text:span text:style-name="T2">send</text:span></text:p>
          </draw:text-box>
        </draw:frame>
        <draw:frame draw:style-name="gr4" draw:text-style-name="P5" draw:layer="layout" svg:width="2.318cm" svg:height="0.882cm" svg:x="20.598cm" svg:y="2.536cm">
          <draw:text-box>
            <text:p text:style-name="P4"><text:span text:style-name="T2">receiv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